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518cm" fo:min-width="3.214cm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01cm" fo:min-width="3.7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322cm" fo:min-width="3.90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3.5cm" fo:min-width="6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5cm" svg:height="2.5cm" svg:x="7.25cm" svg:y="0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85cm" svg:y1="2.5cm" svg:x2="9.85cm" svg:y2="4cm">
          <text:p/>
        </draw:line>
        <draw:custom-shape draw:style-name="gr3" draw:text-style-name="P2" draw:layer="layout" svg:width="6.75cm" svg:height="2cm" svg:x="6.25cm" svg:y="4cm">
          <text:p text:style-name="P1">ввод(arg, 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4" draw:text-style-name="P2" draw:layer="layout" svg:width="7cm" svg:height="2.5cm" svg:x="6.25cm" svg:y="7.5cm">
          <text:p text:style-name="P1">sum := 0</text:p>
          <text:p text:style-name="P1">delta := 1</text:p>
          <text:p text:style-name="P1">i :=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position-x="$0" draw:handle-position-y="top" draw:handle-range-x-minimum="0" draw:handle-range-x-maximum="10800"/>
          </draw:enhanced-geometry>
        </draw:custom-shape>
        <draw:line draw:style-name="gr2" draw:text-style-name="P3" draw:layer="layout" svg:x1="9.85cm" svg:y1="6cm" svg:x2="9.85cm" svg:y2="7.5cm">
          <text:p/>
        </draw:line>
        <draw:line draw:style-name="gr2" draw:text-style-name="P3" draw:layer="layout" svg:x1="9.85cm" svg:y1="10cm" svg:x2="9.85cm" svg:y2="11.5cm">
          <text:p/>
        </draw:line>
        <draw:frame draw:style-name="gr5" draw:text-style-name="P4" draw:layer="layout" svg:width="2.091cm" svg:height="0.962cm" svg:x="8.75cm" svg:y="12.038cm">
          <draw:text-box>
            <text:p>i &lt;= n</text:p>
          </draw:text-box>
        </draw:frame>
        <draw:polygon draw:style-name="gr6" draw:text-style-name="P2" draw:layer="layout" svg:width="6.749cm" svg:height="1.999cm" svg:x="6.5cm" svg:y="11.5cm" svg:viewBox="0 0 6750 2000" draw:points="1567,0 5419,0 5399,10 6750,667 6750,2000 0,2000 0,763">
          <text:p text:style-name="P1">i &lt; n</text:p>
        </draw:polygon>
        <draw:line draw:style-name="gr2" draw:text-style-name="P3" draw:layer="layout" svg:x1="9.85cm" svg:y1="13.5cm" svg:x2="9.85cm" svg:y2="15cm">
          <text:p/>
        </draw:line>
        <draw:custom-shape draw:style-name="gr7" draw:text-style-name="P2" draw:layer="layout" svg:width="6.75cm" svg:height="3.75cm" svg:x="6.5cm" svg:y="15cm">
          <text:p text:style-name="P1">Delta := -delta*4*arg*arg/((2*i+2)*(2*i+1)</text:p>
          <text:p text:style-name="P1">sum := sum + delta</text:p>
          <text:p text:style-name="P1">i := i + 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5cm" svg:y1="18.75cm" svg:x2="9.85cm" svg:y2="20.25cm">
          <text:p/>
        </draw:line>
        <draw:polygon draw:style-name="gr6" draw:text-style-name="P2" draw:layer="layout" svg:width="6.749cm" svg:height="1.999cm" draw:transform="rotate (-3.14159265358979) translate (13.2502452475192cm 22.2501025821708cm)" svg:viewBox="0 0 6750 2000" draw:points="1567,0 5419,0 5399,10 6750,667 6750,2000 0,2000 0,763">
          <text:p text:style-name="P1"/>
        </draw:polygon>
        <draw:frame draw:style-name="gr8" draw:text-style-name="P4" draw:layer="layout" svg:width="2.091cm" svg:height="0.962cm" svg:x="8.75cm" svg:y="20.788cm">
          <draw:text-box>
            <text:p>i &lt; n</text:p>
          </draw:text-box>
        </draw:frame>
        <draw:line draw:style-name="gr2" draw:text-style-name="P3" draw:layer="layout" svg:x1="9.85cm" svg:y1="22.25cm" svg:x2="9.85cm" svg:y2="23.75cm">
          <text:p/>
        </draw:line>
        <draw:custom-shape draw:style-name="gr3" draw:text-style-name="P2" draw:layer="layout" svg:width="6.75cm" svg:height="2cm" svg:x="6.25cm" svg:y="23.75cm">
          <text:p text:style-name="P1">вывод(sum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3" draw:layer="layout" svg:x1="9.85cm" svg:y1="25.75cm" svg:x2="9.85cm" svg:y2="27.25cm">
          <text:p/>
        </draw:line>
        <draw:custom-shape draw:style-name="gr1" draw:text-style-name="P2" draw:layer="layout" svg:width="5.25cm" svg:height="2.5cm" svg:x="7.15cm" svg:y="27.2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6T22:16:04.859813870</dc:date>
    <meta:editing-duration>PT2M20S</meta:editing-duration>
    <meta:editing-cycles>1</meta:editing-cycles>
    <meta:document-statistic meta:object-count="17"/>
    <meta:generator>LibreOffice/25.2.6.2$Linux_X86_64 LibreOffice_project/520$Build-2</meta:generator>
  </office:meta>
</office:document-meta>
</file>